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800000098582EEB5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e130" officeooo:paragraph-rsid="000ee130" style:font-size-asian="12.25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4.671cm" svg:height="4.103cm" draw:z-index="0"><draw:image xlink:href="Pictures/100000000000009800000098582EEB5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8:47:27.631150049</meta:creation-date>
    <dc:date>2016-05-04T19:01:03.481544420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